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28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5.5035in"/>
    </style:style>
    <style:style style:name="co6" style:family="table-column">
      <style:table-column-properties fo:break-before="auto" style:column-width="11.1217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Num-I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victor.dubois/Documents/Perso/electronique/Kicad/num-io/Num-IO.kicad_sch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31 Jan 2023 08:19:37 PM CE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0-86aedd382b~118~ubuntu20.04.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table:style-name="Default"/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11, C2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On a du 1206 sinon <text:a xlink:href="https://rs-particuliers.com/Product.aspx?Product=4515792" xlink:type="simple">https://rs-particuliers.com/Product.aspx?Product=4515792</text:a>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, C12, C2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<text:a xlink:href="https://www.mouser.fr/ProductDetail/Samsung-Electro-Mechanics/CL32B106KMVNNWE?qs=xZ%2FP%252Ba9zWqaEMBbSgKy8gQ%3D%3D" xlink:type="simple">https://www.mouser.fr/ProductDetail/Samsung-Electro-Mechanics/CL32B106KMVNNWE?qs=xZ%2FP%252Ba9zWqaEMBbSgKy8gQ%3D%3D</text:a>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, C4, C5, C6, C7, C8, C9, C10, C13, C14, C15, C16, C17, C18, C19, C20, C25, C26, C27, C28, C29, C30, C31, C32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 en a une chiée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1, C22, C6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 en a une tétrachiée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3, C37, C41, C4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 100V ceramic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https://rs-particuliers.com/Product.aspx?Product=9040240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4, C38, C42, C4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 60V ceramic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<text:a xlink:href="https://www.mouser.fr/ProductDetail/Samsung-Electro-Mechanics/CL32B106KMVNNWE?qs=xZ%2FP%252Ba9zWqaEMBbSgKy8gQ%3D%3D" xlink:type="simple">https://www.mouser.fr/ProductDetail/Samsung-Electro-Mechanics/CL32B106KMVNNWE?qs=xZ%2FP%252Ba9zWqaEMBbSgKy8gQ%3D%3D</text:a>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5, C39, C43, C4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 10V 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 en a une chiée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6, C40, C44, C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F 10V lowESR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https://rs-particuliers.com/Product.aspx?Product=9038824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9, C50, C51, C52, C53, C54, C55, C56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 en a une chiée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1, C62, C63, C6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27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 a mais OSE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6T36A</text:p>
          </table:table-cell>
          <table:table-cell table:style-name="ce1" office:value-type="string" calcext:value-type="string">
            <text:p>https://www.mouser.fr/ProductDetail/STMicroelectronics/SM6T36A?qs=Mu9A%252BxKg3hTRd1xU6rkIWQ%3D%3D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600W unidirectional Transil Transient Voltage Suppressor, 36Vrwm, DO-214AA</text:p>
          </table:table-cell>
          <table:table-cell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SM4007</text:p>
          </table:table-cell>
          <table:table-cell table:style-name="ce1" office:value-type="string" calcext:value-type="string">
            <text:p>https://rs-particuliers.com/Product.aspx?Product=7001176</text:p>
          </table:table-cell>
          <table:table-cell office:value-type="string" calcext:value-type="string">
            <text:p>Diode_SMD:D_MELF</text:p>
          </table:table-cell>
          <table:table-cell office:value-type="string" calcext:value-type="string">
            <text:p>1000V 1A General Purpose Rectifier Diode, MELF</text:p>
          </table:table-cell>
          <table:table-cell/>
        </table:table-row>
        <table:table-row table:style-name="ro1">
          <table:table-cell office:value-type="string" calcext:value-type="string">
            <text:p>D3, D4, D5, D6, D7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ZY55B5V6 RBG</text:p>
          </table:table-cell>
          <table:table-cell office:value-type="string" calcext:value-type="string">
            <text:p>SM6T36A</text:p>
          </table:table-cell>
          <table:table-cell table:style-name="ce3" office:value-type="string" calcext:value-type="string">
            <text:p>DNP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600W unidirectional Transil Transient Voltage Suppressor, 36Vrwm, DO-214AA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rriteBead</text:p>
          </table:table-cell>
          <table:table-cell office:value-type="string" calcext:value-type="string">
            <text:p>On a des shunt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ins cher que gratuit</text:p>
          </table:table-cell>
          <table:table-cell office:value-type="string" calcext:value-type="string">
            <text:p>MountingHole:MountingHole_3.2mm_M3_DIN965_Pad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5, H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untingHole</text:p>
          </table:table-cell>
          <table:table-cell office:value-type="string" calcext:value-type="string">
            <text:p>Moins cher que gratuit</text:p>
          </table:table-cell>
          <table:table-cell office:value-type="string" calcext:value-type="string">
            <text:p>MountingHole:MountingHole_3mm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9, H10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untingHole</text:p>
          </table:table-cell>
          <table:table-cell office:value-type="string" calcext:value-type="string">
            <text:p>Moins cher que gratuit</text:p>
          </table:table-cell>
          <table:table-cell office:value-type="string" calcext:value-type="string">
            <text:p>MountingHole:MountingHole_5mm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B37_Female</text:p>
          </table:table-cell>
          <table:table-cell table:style-name="ce1" office:value-type="string" calcext:value-type="string">
            <text:p>https://rs-particuliers.com/Product.aspx?Product=251201</text:p>
          </table:table-cell>
          <table:table-cell office:value-type="string" calcext:value-type="string">
            <text:p>Connector_Dsub:DSUB-37_Female_Horizontal_P2.77x2.54mm_EdgePinOffset9.40mm</text:p>
          </table:table-cell>
          <table:table-cell office:value-type="string" calcext:value-type="string">
            <text:p>37-pin female D-SUB connector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B37_Male</text:p>
          </table:table-cell>
          <table:table-cell table:style-name="ce1" office:value-type="string" calcext:value-type="string">
            <text:p>https://rs-particuliers.com/Product.aspx?Product=2593087</text:p>
          </table:table-cell>
          <table:table-cell office:value-type="string" calcext:value-type="string">
            <text:p>Connector_Dsub:DSUB-37_Male_Horizontal_P2.77x2.54mm_EdgePinOffset9.40mm</text:p>
          </table:table-cell>
          <table:table-cell office:value-type="string" calcext:value-type="string">
            <text:p>37-pin male D-SUB connector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25_Odd_Even</text:p>
          </table:table-cell>
          <table:table-cell table:style-name="ce1" office:value-type="string" calcext:value-type="string">
            <text:p>https://rs-particuliers.com/Product.aspx?Product=8236456</text:p>
          </table:table-cell>
          <table:table-cell office:value-type="string" calcext:value-type="string">
            <text:p>Connector_IDC:IDC-Header_2x25_P2.54mm_Latch_Vertical</text:p>
          </table:table-cell>
          <table:table-cell office:value-type="string" calcext:value-type="string">
            <text:p>Generic connector, double row, 02x25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826-1X1T-GH-F</text:p>
          </table:table-cell>
          <table:table-cell office:value-type="string" calcext:value-type="string">
            <text:p>On a</text:p>
          </table:table-cell>
          <table:table-cell office:value-type="string" calcext:value-type="string">
            <text:p>Maxim industrial IO:BEL_0826-1X1T-GH-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J6, J7, J9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n_01x02_Male</text:p>
          </table:table-cell>
          <table:table-cell table:style-name="ce4" office:value-type="string" calcext:value-type="string">
            <text:p>On a des 2x54</text:p>
          </table:table-cell>
          <table:table-cell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25_Female</text:p>
          </table:table-cell>
          <table:table-cell office:value-type="string" calcext:value-type="string">
            <text:p>DB25_Female_MountingHoles</text:p>
          </table:table-cell>
          <table:table-cell office:value-type="string" calcext:value-type="string">
            <text:p>On a sinon https://rs-particuliers.com/Product.aspx?Product=7873925</text:p>
          </table:table-cell>
          <table:table-cell office:value-type="string" calcext:value-type="string">
            <text:p>Connector_Dsub:DSUB-25_Female_Vertical_P2.77x2.84mm_MountingHoles</text:p>
          </table:table-cell>
          <table:table-cell office:value-type="string" calcext:value-type="string">
            <text:p>25-pin fe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n a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R3, R3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n a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, R6, R8, R1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16P-T01-202LF</text:p>
          </table:table-cell>
          <table:table-cell office:value-type="string" calcext:value-type="string">
            <text:p>4816P-T01-103LF</text:p>
          </table:table-cell>
          <table:table-cell table:style-name="ce1" office:value-type="string" calcext:value-type="string">
            <text:p>https://rs-particuliers.com/Product.aspx?Product=5224958</text:p>
          </table:table-cell>
          <table:table-cell office:value-type="string" calcext:value-type="string">
            <text:p>Maxim industrial IO:4816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R7, R9, R1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n a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2, R13, R14, R1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n a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6, R17, R18, R1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8k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n a 2.7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, R21, R22, R2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k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n a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4, R25, R26, R2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n a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n a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9, R31, R32, R33, R34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DNP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DNP ou blob d’étain</text:p>
          </table:table-cell>
          <table:table-cell office:value-type="string" calcext:value-type="string">
            <text:p>Resistor_SMD:R_1210_3225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U1, U2, U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X14917AFM+</text:p>
          </table:table-cell>
          <table:table-cell office:value-type="string" calcext:value-type="string">
            <text:p>samplisé</text:p>
          </table:table-cell>
          <table:table-cell office:value-type="string" calcext:value-type="string">
            <text:p>Maxim industrial IO:MAX14917AFM&amp;plus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4851AEE+</text:p>
          </table:table-cell>
          <table:table-cell office:value-type="string" calcext:value-type="string">
            <text:p>MAX14850AEE+</text:p>
          </table:table-cell>
          <table:table-cell office:value-type="string" calcext:value-type="string">
            <text:p>samplisé</text:p>
          </table:table-cell>
          <table:table-cell office:value-type="string" calcext:value-type="string">
            <text:p>Maxim industrial IO:MAX14851AEE&amp;plus_</text:p>
          </table:table-cell>
          <table:table-cell office:value-type="string" calcext:value-type="string">
            <text:p>Six-channel digital isolator, bidirectional, 3V3, 5V, QSOP-16</text:p>
          </table:table-cell>
          <table:table-cell/>
        </table:table-row>
        <table:table-row table:style-name="ro1">
          <table:table-cell office:value-type="string" calcext:value-type="string">
            <text:p>U5, U6, U7, U8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X31910AUI+</text:p>
          </table:table-cell>
          <table:table-cell office:value-type="string" calcext:value-type="string">
            <text:p>samplisé</text:p>
          </table:table-cell>
          <table:table-cell office:value-type="string" calcext:value-type="string">
            <text:p>Maxim industrial IO:MAX31910AUI&amp;plus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, U10, U11, U12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TC6820HMS</text:p>
          </table:table-cell>
          <table:table-cell office:value-type="string" calcext:value-type="string">
            <text:p>samplisé</text:p>
          </table:table-cell>
          <table:table-cell office:value-type="string" calcext:value-type="string">
            <text:p>Package_SO:MSOP-16_3x4.039mm_P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CPL-063A</text:p>
          </table:table-cell>
          <table:table-cell table:style-name="ce3" office:value-type="string" calcext:value-type="string">
            <text:p>trop cher DNP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Dual High Speed HCMOS/LSTTL/TTL Compatible Optocoupler, dV/dt 1000/us, VCM 50, -0.5V to 7V VCC, SOIC-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31T22:49:16.098249779</dc:date>
    <meta:editing-duration>PT16M56S</meta:editing-duration>
    <meta:editing-cycles>1</meta:editing-cycles>
    <meta:document-statistic meta:table-count="1" meta:cell-count="285" meta:object-count="0"/>
    <meta:generator>LibreOffice/6.4.7.2$Linux_X86_64 LibreOffice_project/40$Build-2</meta:generator>
  </office:meta>
</office:document-meta>
</file>